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4.834cm"/>
      <style:paragraph-properties style:writing-mode="lr-tb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0.893cm" fo:min-width="0.77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0.893cm" fo:min-width="3.43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334cm" svg:height="1.778cm" svg:x="8.239cm" svg:y="2.651cm">
          <text:p text:style-name="P1">Main Bas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778cm" svg:x="4.429cm" svg:y="7.731cm">
          <text:p text:style-name="P1">Bro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778cm" svg:x="12.557cm" svg:y="7.731cm">
          <text:p text:style-name="P1">Rov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1.778cm" svg:x="4.556cm" svg:y="12.684cm">
          <text:p text:style-name="P1">Rov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143cm" svg:x="1.381cm" svg:y="2.90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143cm" svg:x="1.381cm" svg:y="7.98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7cm" svg:height="1.143cm" svg:x="1.508cm" svg:y="12.938cm">
          <text:p text:style-name="P1">2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144cm" svg:y1="4.81cm" svg:x2="7.604cm" svg:y2="7.477cm">
          <text:p/>
        </draw:line>
        <draw:line draw:style-name="gr3" draw:text-style-name="P3" draw:layer="layout" svg:x1="11.16cm" svg:y1="4.937cm" svg:x2="14.462cm" svg:y2="7.477cm">
          <text:p/>
        </draw:line>
        <draw:line draw:style-name="gr3" draw:text-style-name="P3" draw:layer="layout" svg:x1="7.096cm" svg:y1="9.89cm" svg:x2="7.096cm" svg:y2="12.43cm">
          <text:p/>
        </draw:line>
        <draw:custom-shape draw:style-name="gr4" draw:text-style-name="P2" draw:layer="layout" svg:width="3.937cm" svg:height="1.143cm" svg:x="1.381cm" svg:y="1.508cm">
          <text:p text:style-name="P1">Chain Leve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5-06T18:08:49.911006859</meta:creation-date>
    <dc:date>2020-05-06T18:17:10.347314446</dc:date>
    <meta:editing-duration>PT8M21S</meta:editing-duration>
    <meta:editing-cycles>1</meta:editing-cycles>
    <meta:document-statistic meta:object-count="11"/>
    <meta:generator>LibreOffice/6.4.3.2$Linux_X86_64 LibreOffice_project/85aa6f776c6af63185291a519637a4f7af4e8a3b</meta:generator>
  </office:meta>
</office:document-meta>
</file>